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dab4" officeooo:paragraph-rsid="000fdab4"/>
    </style:style>
    <style:style style:name="P2" style:family="paragraph" style:parent-style-name="Standard" style:list-style-name="L1">
      <style:text-properties officeooo:rsid="000fdab4" officeooo:paragraph-rsid="000fdab4"/>
    </style:style>
    <style:style style:name="P3" style:family="paragraph" style:parent-style-name="Standard" style:list-style-name="L2">
      <style:text-properties officeooo:rsid="000fdab4" officeooo:paragraph-rsid="000fdab4"/>
    </style:style>
    <style:style style:name="P4" style:family="paragraph" style:parent-style-name="Standard" style:list-style-name="L3">
      <style:text-properties officeooo:rsid="000fdab4" officeooo:paragraph-rsid="000fdab4"/>
    </style:style>
    <style:style style:name="P5" style:family="paragraph" style:parent-style-name="Standard" style:list-style-name="L2">
      <style:text-properties officeooo:rsid="00117f2d" officeooo:paragraph-rsid="00117f2d"/>
    </style:style>
    <style:style style:name="P6" style:family="paragraph" style:parent-style-name="Standard" style:list-style-name="L3">
      <style:text-properties officeooo:rsid="0011a1da" officeooo:paragraph-rsid="0011a1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ppet Master – Technical Design Document</text:p>
      <text:p text:style-name="P1"/>
      <text:p text:style-name="P1">Main functions of this program:</text:p>
      <text:list xml:id="list4859274483405451685" text:style-name="L1">
        <text:list-item>
          <text:p text:style-name="P2">To be able to generate static framed images based on dynamic puppet objects comprised of rotatable bones attached to nodes.</text:p>
        </text:list-item>
        <text:list-item>
          <text:p text:style-name="P2">To be able to generate a layout of set bone positions and rotations to create a spritesheet of different graphics based on subtle changes to the puppet in each frame.</text:p>
        </text:list-item>
        <text:list-item>
          <text:p text:style-name="P2">To be able to assist in the creation of puppets in order to make puppets perform seamless transformations without compromising accuracy.</text:p>
        </text:list-item>
      </text:list>
      <text:p text:style-name="P1"/>
      <text:p text:style-name="P1">Menu Bar Specifications</text:p>
      <text:list xml:id="list8497313442158288031" text:style-name="L2">
        <text:list-item>
          <text:p text:style-name="P3">File</text:p>
          <text:list>
            <text:list-item>
              <text:p text:style-name="P3">New Project</text:p>
            </text:list-item>
            <text:list-item>
              <text:p text:style-name="P3">Open Project</text:p>
            </text:list-item>
            <text:list-item>
              <text:p text:style-name="P3">Recent Projects... (=&gt;)</text:p>
            </text:list-item>
            <text:list-item>
              <text:p text:style-name="P3">-------------------------------</text:p>
            </text:list-item>
            <text:list-item>
              <text:p text:style-name="P3">Save Project</text:p>
            </text:list-item>
            <text:list-item>
              <text:p text:style-name="P3">Save Project As...</text:p>
            </text:list-item>
            <text:list-item>
              <text:p text:style-name="P3">-------------------------------</text:p>
            </text:list-item>
            <text:list-item>
              <text:p text:style-name="P3">Export Current Frame...</text:p>
            </text:list-item>
            <text:list-item>
              <text:p text:style-name="P3">Export All Frames As...</text:p>
            </text:list-item>
            <text:list-item>
              <text:p text:style-name="P3">Export Settings...</text:p>
            </text:list-item>
            <text:list-item>
              <text:p text:style-name="P3">-------------------------------</text:p>
            </text:list-item>
            <text:list-item>
              <text:p text:style-name="P3">Close Project</text:p>
            </text:list-item>
            <text:list-item>
              <text:p text:style-name="P3">Exit Puppet Master</text:p>
            </text:list-item>
          </text:list>
        </text:list-item>
        <text:list-item>
          <text:p text:style-name="P3">Edit</text:p>
          <text:list>
            <text:list-item>
              <text:p text:style-name="P5">Undo</text:p>
            </text:list-item>
            <text:list-item>
              <text:p text:style-name="P5">Redo</text:p>
            </text:list-item>
            <text:list-item>
              <text:p text:style-name="P5">-------------------------------</text:p>
            </text:list-item>
            <text:list-item>
              <text:p text:style-name="P5">Copy</text:p>
            </text:list-item>
            <text:list-item>
              <text:p text:style-name="P5">Paste</text:p>
            </text:list-item>
          </text:list>
        </text:list-item>
        <text:list-item>
          <text:p text:style-name="P3">View</text:p>
          <text:list>
            <text:list-item>
              <text:p text:style-name="P5">Toggle Bone View</text:p>
            </text:list-item>
            <text:list-item>
              <text:p text:style-name="P5">Toggle Node View</text:p>
            </text:list-item>
            <text:list-item>
              <text:p text:style-name="P5"/>
            </text:list-item>
          </text:list>
        </text:list-item>
        <text:list-item>
          <text:p text:style-name="P3">Insert</text:p>
          <text:list>
            <text:list-item>
              <text:p text:style-name="P5">Load Puppet</text:p>
            </text:list-item>
            <text:list-item>
              <text:p text:style-name="P5">Reload Puppet</text:p>
            </text:list-item>
            <text:list-item>
              <text:p text:style-name="P5">--------------------------------</text:p>
            </text:list-item>
            <text:list-item>
              <text:p text:style-name="P5">Load Accessory</text:p>
            </text:list-item>
            <text:list-item>
              <text:p text:style-name="P5">Delete Accessories</text:p>
            </text:list-item>
          </text:list>
        </text:list-item>
        <text:list-item>
          <text:p text:style-name="P3">Tools</text:p>
          <text:list>
            <text:list-item>
              <text:p text:style-name="P5">Browse Installed Puppets</text:p>
            </text:list-item>
            <text:list-item>
              <text:p text:style-name="P5">Browse Installed Accessories</text:p>
            </text:list-item>
          </text:list>
        </text:list-item>
        <text:list-item>
          <text:p text:style-name="P3">Help</text:p>
          <text:list>
            <text:list-item>
              <text:p text:style-name="P5">Puppet Master Help</text:p>
            </text:list-item>
            <text:list-item>
              <text:p text:style-name="P5"><text:soft-page-break/>About Puppet Master</text:p>
            </text:list-item>
          </text:list>
        </text:list-item>
      </text:list>
      <text:p text:style-name="P1"/>
      <text:p text:style-name="P1">Main Screen Specifications</text:p>
      <text:list xml:id="list5725546729297656118" text:style-name="L3">
        <text:list-item>
          <text:p text:style-name="P4">Active Working Area</text:p>
          <text:list>
            <text:list-item>
              <text:p text:style-name="P4">The portion of the screen that contains the interactable puppet.</text:p>
            </text:list-item>
          </text:list>
        </text:list-item>
        <text:list-item>
          <text:p text:style-name="P4">Frame Navigation Window</text:p>
          <text:list>
            <text:list-item>
              <text:p text:style-name="P4">The subwindow that contains different selectable states for the loaded puppet.</text:p>
            </text:list-item>
          </text:list>
        </text:list-item>
        <text:list-item>
          <text:p text:style-name="P4">Properties Window</text:p>
          <text:list>
            <text:list-item>
              <text:p text:style-name="P4">Displays data relevant to the current selection.</text:p>
            </text:list-item>
          </text:list>
        </text:list-item>
        <text:list-item>
          <text:p text:style-name="P4">Layers Window</text:p>
          <text:list>
            <text:list-item>
              <text:p text:style-name="P4">Displays the assets active in the loaded puppet and how they are layered.</text:p>
            </text:list-item>
          </text:list>
        </text:list-item>
        <text:list-item>
          <text:p text:style-name="P6">Description Bar</text:p>
          <text:list>
            <text:list-item>
              <text:p text:style-name="P6">Displays helpful information regarding the current tool or selection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4.2$Windows_x86 LibreOffice_project/63150712c6d317d27ce2db16eb94c2f3d7b699f8</meta:generator>
    <dc:date>2014-05-26T00:19:55.416000000</dc:date>
    <meta:document-statistic meta:table-count="0" meta:image-count="0" meta:object-count="0" meta:page-count="2" meta:paragraph-count="53" meta:word-count="265" meta:character-count="1561" meta:non-whitespace-character-count="1396"/>
    <meta:user-defined meta:name="Info 1"/>
    <meta:user-defined meta:name="Info 2"/>
    <meta:user-defined meta:name="Info 3"/>
    <meta:user-defined meta:name="Info 4"/>
  </office:meta>
</office:document-meta>
</file>